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Source Serif Pro" svg:font-family="'Source Serif Pro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0f3f5"/>
    </style:style>
    <style:style style:name="P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style:line-height-at-least="0.82cm" fo:text-indent="0cm" style:auto-text-indent="false" fo:background-color="#f0f3f5"/>
    </style:style>
    <style:style style:name="P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0f3f5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orphans="2" fo:widows="2" fo:background-color="#f0f3f5"/>
    </style:style>
    <style:style style:name="P6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style:line-height-at-least="0.82cm" fo:background-color="#f0f3f5"/>
    </style:style>
    <style:style style:name="P7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text-align="start" style:justify-single-word="false" fo:orphans="2" fo:widows="2" fo:background-color="#f0f3f5"/>
    </style:style>
    <style:style style:name="P8" style:family="paragraph" style:parent-style-name="Quotations">
      <loext:graphic-properties draw:fill="solid" draw:fill-color="#f0f0f0" draw:opacity="100%"/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background-color="#f0f0f0" fo:padding="0cm" fo:border="none"/>
    </style:style>
    <style:style style:name="P9" style:family="paragraph" style:parent-style-name="Quotations">
      <loext:graphic-properties draw:fill="solid" draw:fill-color="#f0f0f0" draw:opacity="100%"/>
      <style:paragraph-properties fo:margin-left="1cm" fo:margin-right="1cm" fo:margin-top="0cm" fo:margin-bottom="0cm" loext:contextual-spacing="false" style:line-height-at-least="0.82cm" fo:text-align="start" style:justify-single-word="false" fo:text-indent="0cm" style:auto-text-indent="false" fo:background-color="#f0f0f0" fo:padding="0cm" fo:border="none"/>
      <style:text-properties fo:color="#3d464d" style:font-name="Source Serif Pro" fo:font-size="13.5pt" loext:padding="0cm" loext:border="none"/>
    </style:style>
    <style:style style:name="P10" style:family="paragraph" style:parent-style-name="Quotations">
      <loext:graphic-properties draw:fill="solid" draw:fill-color="#f0f0f0" draw:opacity="100%"/>
      <style:paragraph-properties fo:margin-left="1cm" fo:margin-right="1cm" fo:margin-top="0cm" fo:margin-bottom="0cm" loext:contextual-spacing="false" style:line-height-at-least="0.82cm" fo:text-align="start" style:justify-single-word="false" fo:text-indent="0cm" style:auto-text-indent="false" fo:background-color="#f0f0f0" fo:padding="0cm" fo:border="none"/>
    </style:style>
    <style:style style:name="P11" style:family="paragraph" style:parent-style-name="Standard">
      <style:text-properties officeooo:rsid="000a8607" officeooo:paragraph-rsid="000a8607"/>
    </style:style>
    <style:style style:name="P12" style:family="paragraph" style:parent-style-name="Text_20_body">
      <style:text-properties officeooo:rsid="000a8607" officeooo:paragraph-rsid="000a8607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14" style:family="paragraph" style:parent-style-name="Text_20_body">
      <loext:graphic-properties draw:fill="solid" draw:fill-color="#f0f3f5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0f3f5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8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21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" style:family="text">
      <style:text-properties fo:color="#3d464d" style:font-name="Source Serif Pro" fo:font-size="13.5pt" fo:background-color="#f0f3f5" loext:char-shading-value="0" loext:padding="0cm" loext:border="none"/>
    </style:style>
    <style:style style:name="T2" style:family="text">
      <style:text-properties fo:color="#3d464d" style:font-name="Source Serif Pro" fo:font-size="13.5pt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weight="normal" loext:padding="0cm" loext:border="none"/>
    </style:style>
    <style:style style:name="T7" style:family="text">
      <style:text-properties fo:font-variant="normal" fo:text-transform="none" fo:color="#3d464d" fo:font-size="13.5pt" fo:letter-spacing="normal" fo:font-style="normal" fo:font-weight="normal"/>
    </style:style>
    <style:style style:name="T8" style:family="text">
      <style:text-properties fo:font-variant="normal" fo:text-transform="none" fo:color="#3d464d" fo:font-size="13.5pt" fo:letter-spacing="normal" fo:font-style="normal" fo:font-weight="normal" fo:background-color="#f0f3f5" loext:char-shading-value="0" loext:padding="0cm" loext:border="none"/>
    </style:style>
    <style:style style:name="T9" style:family="text">
      <style:text-properties fo:font-variant="normal" fo:text-transform="none" fo:color="#3d464d" style:font-name="Open Sans" fo:font-size="15pt" fo:letter-spacing="normal" fo:font-style="normal" fo:font-weight="bold"/>
    </style:style>
    <style:style style:name="T10" style:family="text">
      <style:text-properties fo:font-variant="normal" fo:text-transform="none" fo:color="#6a737d" fo:font-size="13.5pt" fo:letter-spacing="normal" fo:font-style="normal" fo:font-weight="normal" fo:background-color="#f0f3f5" loext:char-shading-value="0" loext:padding="0cm" loext:border="none"/>
    </style:style>
    <style:style style:name="T11" style:family="text">
      <style:text-properties fo:font-variant="normal" fo:text-transform="none" fo:color="#e36209" fo:font-size="13.5pt" fo:letter-spacing="normal" fo:font-style="normal" fo:font-weight="normal" fo:background-color="#f0f3f5" loext:char-shading-value="0" loext:padding="0cm" loext:border="none"/>
    </style:style>
    <style:style style:name="T12" style:family="text">
      <style:text-properties fo:font-variant="normal" fo:text-transform="none" fo:color="#005cc5" fo:font-size="13.5pt" fo:letter-spacing="normal" fo:font-style="normal" fo:font-weight="normal" fo:background-color="#f0f3f5" loext:char-shading-value="0" loext:padding="0cm" loext:border="none"/>
    </style:style>
    <style:style style:name="T13" style:family="text">
      <style:text-properties fo:font-variant="normal" fo:text-transform="none" fo:color="#032f62" fo:font-size="13.5pt" fo:letter-spacing="normal" fo:font-style="normal" fo:font-weight="normal" fo:background-color="#f0f3f5" loext:char-shading-value="0" loext:padding="0cm" loext:border="none"/>
    </style:style>
    <style:style style:name="T14" style:family="text">
      <style:text-properties fo:color="#6a737d" style:font-name="Source Serif Pro" fo:font-size="13.5pt" fo:background-color="#f0f3f5" loext:char-shading-value="0" loext:padding="0cm" loext:border="none"/>
    </style:style>
    <style:style style:name="T15" style:family="text">
      <style:text-properties fo:color="#e36209" style:font-name="Source Serif Pro" fo:font-size="13.5pt" fo:background-color="#f0f3f5" loext:char-shading-value="0" loext:padding="0cm" loext:border="none"/>
    </style:style>
    <style:style style:name="T16" style:family="text">
      <style:text-properties fo:color="#032f62" style:font-name="Source Serif Pro" fo:font-size="13.5pt" fo:background-color="#f0f3f5" loext:char-shading-value="0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Também podemos ler o conteúdo de arquivos no Terminal usando o comando </text:span><text:span text:style-name="Source_20_Text"><text:span text:style-name="T8">cat</text:span></text:span><text:span text:style-name="T3">: </text:span></text:p>
      <text:p text:style-name="P4"><text:span text:style-name="Source_20_Text"><text:span text:style-name="T11">cat</text:span></text:span><text:span text:style-name="Source_20_Text"><text:span text:style-name="T8"> bemvindo.txt</text:span></text:span></text:p>
      <text:p text:style-name="P4"><text:span text:style-name="Source_20_Text"><text:span text:style-name="T8"/></text:span></text:p>
      <text:p text:style-name="P15"><text:span text:style-name="Source_20_Text"><text:span text:style-name="T5">Para todos os comandos envolvendo arquivos ou diretórios existe a possibilidade de escrevermos apenas uma parte do nome deles e buscar um específico utilizando a tecla</text:span></text:span><text:span text:style-name="Source_20_Text"><text:span text:style-name="Strong_20_Emphasis"><text:span text:style-name="T5">TAB</text:span></text:span></text:span><text:span text:style-name="Source_20_Text"><text:span text:style-name="T5">. Se houver apenas um arquivo com o inicio do nome digitado, o terminal o preenche automaticamente ao apertarmos a tecla.</text:span></text:span></text:p>
      <text:p text:style-name="P15"><text:span text:style-name="T3">Para limparmos a tela do terminal usamos o comando</text:span><text:span text:style-name="Source_20_Text"><text:span text:style-name="T5">clear</text:span></text:span><text:span text:style-name="T3">.</text:span></text:p>
      <text:p text:style-name="P15"><text:span text:style-name="T3">Já sabemos que com o comando</text:span><text:span text:style-name="Source_20_Text"><text:span text:style-name="T5">ls</text:span></text:span><text:span text:style-name="T3">conseguimos visualizar os arquivos e diretórios, porém o terminal não mostra muita informação sobre eles. Para isso podemos utilizar o comando</text:span><text:span text:style-name="Source_20_Text"><text:span text:style-name="T5">ls -l</text:span></text:span><text:span text:style-name="T3">, que listará seus tamanhos, datas de modificação e os tipos. Se for diretório, as informações começarão com a letra "d".</text:span></text:p>
      <text:p text:style-name="P15"><text:span text:style-name="T3"/></text:p>
      <text:p text:style-name="P15"><text:span text:style-name="T3">No Linux existem alguns arquivos e diretórios invisíveis. Para listá-los usamos o comando </text:span><text:span text:style-name="Source_20_Text"><text:span text:style-name="T8">ls -la</text:span></text:span><text:span text:style-name="T3">. Note que arquivos e diretórios invisíveis no Linux são precedidos pelo caractere ponto(.) e há vários desses diretórios, dentre eles os de cache e de configurações. </text:span></text:p>
      <text:p text:style-name="P4"><text:span text:style-name="Source_20_Text"><text:span text:style-name="T8"/></text:span></text:p>
      <text:p text:style-name="P15"><text:span text:style-name="Source_20_Text"><text:span text:style-name="T5">Vimos nesta primeira aula diversos comandos simples para começarmos a navegar mais profundamente com o terminal, dentre eles aprendemos:</text:span></text:span></text:p>
      <text:list xml:id="list4275660734" text:style-name="L1">
        <text:list-item>
          <text:p text:style-name="P16"><text:span text:style-name="Source_20_Text"><text:span text:style-name="T1">pwd</text:span></text:span><text:span text:style-name="T2">: para descobrir o diretório atual.</text:span></text:p>
        </text:list-item>
        <text:list-item>
          <text:p text:style-name="P16"><text:span text:style-name="Source_20_Text"><text:span text:style-name="T1">ls</text:span></text:span><text:span text:style-name="T2">: para listar arquivos e diretórios, vimos as opções</text:span><text:span text:style-name="Source_20_Text"><text:span text:style-name="T1">-l</text:span></text:span><text:span text:style-name="T2">e</text:span><text:span text:style-name="Source_20_Text"><text:span text:style-name="T1">-la</text:span></text:span><text:span text:style-name="T2">, que listam além dos arquivos e diretórios ocultos, informações extras sobre cada um deles.</text:span></text:p>
        </text:list-item>
        <text:list-item>
          <text:p text:style-name="P16"><text:span text:style-name="Source_20_Text"><text:span text:style-name="T1">Echo </text:span></text:span><text:span text:style-name="T2">para imprimir mensagens e o operador</text:span><text:span text:style-name="Source_20_Text"><text:span text:style-name="T1">&gt;</text:span></text:span><text:span text:style-name="T2">para modificar o destino da mensagem.</text:span></text:p>
        </text:list-item>
        <text:list-item>
          <text:p text:style-name="P16"><text:span text:style-name="Source_20_Text"><text:span text:style-name="T1">Clear </text:span></text:span><text:span text:style-name="T2">para limparmos o terminal.</text:span></text:p>
        </text:list-item>
        <text:list-item>
          <text:p text:style-name="P16"><text:span text:style-name="Source_20_Text"><text:span text:style-name="T1">Man </text:span></text:span><text:span text:style-name="T2">para consultar o manual sobre determinado comando.</text:span></text:p>
        </text:list-item>
        <text:list-item>
          <text:p text:style-name="P19">setas para cima e para baixo para navegador no histórico de comandos do terminal.</text:p>
        </text:list-item>
      </text:list>
      <text:p text:style-name="P13"/>
      <text:p text:style-name="P4"><text:span text:style-name="Source_20_Text"><text:span text:style-name="T8"/></text:span></text:p>
      <text:p text:style-name="P15"><text:soft-page-break/><text:span text:style-name="T4">Vimos também que o comando </text:span><text:span text:style-name="Source_20_Text"><text:span text:style-name="T5">pwd</text:span></text:span><text:span text:style-name="T4"> nos informa o diretório atual, algo como </text:span><text:span text:style-name="Source_20_Text"><text:span text:style-name="T5">/home/guilherme</text:span></text:span><text:span text:style-name="T4">, mas e se quiséssemos mudar de diretório? Para mudarmos de diretório, podemos utilizar o comando </text:span><text:span text:style-name="Source_20_Text"><text:span text:style-name="T5">cd</text:span></text:span><text:span text:style-name="T4"> - </text:span><text:span text:style-name="Emphasis"><text:span text:style-name="T6">Change Directory</text:span></text:span><text:span text:style-name="T4">:</text:span></text:p>
      <text:p text:style-name="P2"><text:span text:style-name="Source_20_Text"><text:span text:style-name="T15">cd</text:span></text:span><text:span text:style-name="Source_20_Text"><text:span text:style-name="T1"> Desktop</text:span></text:span><text:span text:style-name="T2"> </text:span></text:p>
      <text:p text:style-name="P17"><text:span text:style-name="T2">O comando </text:span><text:span text:style-name="Source_20_Text"><text:span text:style-name="T1">pwd</text:span></text:span><text:span text:style-name="T2"> agora nos trará um resultado diferente. Algo como </text:span><text:span text:style-name="Source_20_Text"><text:span text:style-name="T1">/home/guilherme/Desktop</text:span></text:span><text:span text:style-name="T2">. Vamos exercitar a criação de arquivos novamente com o comando </text:span><text:span text:style-name="Source_20_Text"><text:span text:style-name="T1">echo</text:span></text:span><text:span text:style-name="T2">, lembra dele? Vamos criar um arquivo que lista algumas músicas. Por exemplo:</text:span></text:p>
      <text:p text:style-name="P20">No Ubuntu, Fedora e talvez em outras distros Linux que suportam o nosso português (pt_BR), a tradicional pasta "Desktop" foi renomeada para "Área de Trabalho" e, como os iniciados sabem, ela precisa ser acessada pelo terminal com o uso de barras invertidas ("") para designar os espaços, ou seja:</text:p>
      <text:p text:style-name="P20">cd Área\ de\ Trabalho/</text:p>
      <text:p text:style-name="P20">Os iniciantes muitas vezes esquecem ou não sabem disso, sem falar que eles podem vir a executar scripts que ainda usam a designação tradicional para essa pasta, ou seja, "Desktop".</text:p>
      <text:p text:style-name="P2"><text:span text:style-name="Source_20_Text"><text:span text:style-name="T15">echo</text:span></text:span><text:span text:style-name="Source_20_Text"><text:span text:style-name="T1"> </text:span></text:span><text:span text:style-name="Source_20_Text"><text:span text:style-name="T16">"Faithless"</text:span></text:span><text:span text:style-name="Source_20_Text"><text:span text:style-name="T1"> &gt; musicas-favoritas.txt</text:span></text:span><text:span text:style-name="T2"> </text:span></text:p>
      <text:p text:style-name="P9">Lembre-se de verificar a criação de arquivos e diretórios pelo explorador de arquivos. Só por questões de confirmação.</text:p>
      <text:p text:style-name="P17"><text:span text:style-name="T2">Criamos o arquivo </text:span><text:span text:style-name="Source_20_Text"><text:span text:style-name="T1">musicas-favoritas.txt</text:span></text:span><text:span text:style-name="T2"> com o texto </text:span><text:span text:style-name="Source_20_Text"><text:span text:style-name="T1">Faithless</text:span></text:span><text:span text:style-name="T2"> dentro do diretório </text:span><text:span text:style-name="Source_20_Text"><text:span text:style-name="T1">Desktop</text:span></text:span><text:span text:style-name="T2">. Vamos tentar colocar mais uma música dentro desse arquivo utilizando o comando </text:span><text:span text:style-name="Source_20_Text"><text:span text:style-name="T1">echo</text:span></text:span><text:span text:style-name="T2"> da mesma maneira:</text:span></text:p>
      <text:p text:style-name="P2"><text:span text:style-name="Source_20_Text"><text:span text:style-name="T15">echo</text:span></text:span><text:span text:style-name="Source_20_Text"><text:span text:style-name="T1"> </text:span></text:span><text:span text:style-name="Source_20_Text"><text:span text:style-name="T16">"REM"</text:span></text:span><text:span text:style-name="Source_20_Text"><text:span text:style-name="T1"> &gt; musicas-favoritas.txt</text:span></text:span><text:span text:style-name="T2"> </text:span></text:p>
      <text:p text:style-name="P17"><text:span text:style-name="T2">Se utilizarmos o comando </text:span><text:span text:style-name="Source_20_Text"><text:span text:style-name="T1">cat</text:span></text:span><text:span text:style-name="T2"> para ver o conteúdo do arquivo, teremos uma surpresa: Apenas a música </text:span><text:span text:style-name="Source_20_Text"><text:span text:style-name="T1">REM</text:span></text:span><text:span text:style-name="T2"> estará listada no arquivo. Isso por que o comando </text:span><text:span text:style-name="Source_20_Text"><text:span text:style-name="T1">echo</text:span></text:span><text:span text:style-name="T2"> escreve no arquivo, criando o arquivo caso não exista. Caso exista, o conteúdo do arquivo será </text:span><text:span text:style-name="Strong_20_Emphasis"><text:span text:style-name="T2">sobrescrito</text:span></text:span><text:span text:style-name="T2">. Não queremos sobrescrever, queremos adicionar um texto, concatená-lo com o que já está inserido no arquivo. Para tal usamos </text:span><text:span text:style-name="Source_20_Text"><text:span text:style-name="T1">&gt;&gt;</text:span></text:span><text:span text:style-name="T2"> em vez de apenas um </text:span><text:span text:style-name="Source_20_Text"><text:span text:style-name="T1">&gt;</text:span></text:span><text:span text:style-name="T2">:</text:span></text:p>
      <text:p text:style-name="P2"><text:span text:style-name="Source_20_Text"><text:span text:style-name="T15">echo</text:span></text:span><text:span text:style-name="Source_20_Text"><text:span text:style-name="T1"> </text:span></text:span><text:span text:style-name="Source_20_Text"><text:span text:style-name="T16">"Faithless"</text:span></text:span><text:span text:style-name="Source_20_Text"><text:span text:style-name="T1"> &gt;&gt; musicas-favoritas.txt</text:span></text:span><text:span text:style-name="T2"> </text:span></text:p>
      <text:p text:style-name="P17"><text:soft-page-break/><text:span text:style-name="T2">Para confirmar a adição da segunda música, podemos ler o arquivo com o comando </text:span><text:span text:style-name="Source_20_Text"><text:span text:style-name="T1">cat</text:span></text:span><text:span text:style-name="T2">.</text:span></text:p>
      <text:p text:style-name="P2"><text:span text:style-name="Source_20_Text"><text:span text:style-name="T15">cat</text:span></text:span><text:span text:style-name="Source_20_Text"><text:span text:style-name="T1"> musicas-favoritas.txt</text:span></text:span><text:span text:style-name="T2"> </text:span></text:p>
      <text:p text:style-name="P20">E teremos como resultado a saída:</text:p>
      <text:p text:style-name="P2"><text:span text:style-name="Source_20_Text"><text:span text:style-name="T14">REM</text:span></text:span></text:p>
      <text:p text:style-name="P6"><text:span text:style-name="Source_20_Text"><text:span text:style-name="T1">Faithless</text:span></text:span><text:span text:style-name="T2"> </text:span></text:p>
      <text:p text:style-name="P17"><text:span text:style-name="T2">Até este ponto, criamos arquivos, listamos, entramos em um diretório, mas como voltamos para o diretório anterior? Para voltarmos para o diretório anterior usamos o comando </text:span><text:span text:style-name="Source_20_Text"><text:span text:style-name="T1">cd ..</text:span></text:span><text:span text:style-name="T2">. Existem também o diretório </text:span><text:span text:style-name="Source_20_Text"><text:span text:style-name="T1">.</text:span></text:span><text:span text:style-name="T2">, que referência o diretório atual.</text:span></text:p>
      <text:p text:style-name="P10"><text:span text:style-name="T2">Podemos sempre confirmar o diretório atual usando o comando </text:span><text:span text:style-name="Source_20_Text"><text:span text:style-name="T1">pwd</text:span></text:span><text:span text:style-name="T2">. Utilize-o para confirmar a troca de diretórios.</text:span></text:p>
      <text:p text:style-name="P17"><text:span text:style-name="T2">Já sabemos como navegar entre diretórios. Vamos aprender agora a criar um diretório, para isso utilizamos o comando </text:span><text:span text:style-name="Source_20_Text"><text:span text:style-name="T1">mkdir</text:span></text:span><text:span text:style-name="T2"> seguido do nome do diretório que queremos criar:</text:span></text:p>
      <text:p text:style-name="P2"><text:span text:style-name="Source_20_Text"><text:span text:style-name="T15">mkdir</text:span></text:span><text:span text:style-name="Source_20_Text"><text:span text:style-name="T1"> workspace</text:span></text:span><text:span text:style-name="T2"> </text:span></text:p>
      <text:p text:style-name="P17"><text:span text:style-name="T2">Criamos o diretório </text:span><text:span text:style-name="Source_20_Text"><text:span text:style-name="T1">workspace</text:span></text:span><text:span text:style-name="T2"> dentro do diretório </text:span><text:span text:style-name="Source_20_Text"><text:span text:style-name="T1">/home/guilherme</text:span></text:span><text:span text:style-name="T2">. Perceba que os mesmos comandos utilizados anteriormente para criação e leitura de arquivos e diretórios também funcionam em subdiretórios. Experimente criar outros arquivos e subdiretórios dentro do </text:span><text:span text:style-name="Source_20_Text"><text:span text:style-name="T1">workspace</text:span></text:span><text:span text:style-name="T2">, como por exemplo: </text:span><text:span text:style-name="Source_20_Text"><text:span text:style-name="T1">projetos-java</text:span></text:span><text:span text:style-name="T2"> e </text:span><text:span text:style-name="Source_20_Text"><text:span text:style-name="T1">projetos-php</text:span></text:span><text:span text:style-name="T2">.</text:span></text:p>
      <text:p text:style-name="P2"><text:span text:style-name="Source_20_Text"><text:span text:style-name="T15">echo</text:span></text:span><text:span text:style-name="Source_20_Text"><text:span text:style-name="T1"> </text:span></text:span><text:span text:style-name="Source_20_Text"><text:span text:style-name="T16">"meu primeiro teste"</text:span></text:span><text:span text:style-name="Source_20_Text"><text:span text:style-name="T1"> &gt; arquivo1.txt</text:span></text:span></text:p>
      <text:p text:style-name="P2"><text:span text:style-name="Source_20_Text"><text:span text:style-name="T15">echo</text:span></text:span><text:span text:style-name="Source_20_Text"><text:span text:style-name="T1"> </text:span></text:span><text:span text:style-name="Source_20_Text"><text:span text:style-name="T16">"meu primeiro teste"</text:span></text:span><text:span text:style-name="Source_20_Text"><text:span text:style-name="T1"> &gt; arquivo2.txt</text:span></text:span></text:p>
      <text:p text:style-name="P2"><text:span text:style-name="Source_20_Text"><text:span text:style-name="T15">echo</text:span></text:span><text:span text:style-name="Source_20_Text"><text:span text:style-name="T1"> </text:span></text:span><text:span text:style-name="Source_20_Text"><text:span text:style-name="T16">"meu primeiro teste"</text:span></text:span><text:span text:style-name="Source_20_Text"><text:span text:style-name="T1"> &gt; arquivo3.txt</text:span></text:span></text:p>
      <text:p text:style-name="P6"/>
      <text:p text:style-name="P2"><text:span text:style-name="Source_20_Text"><text:span text:style-name="T15">mkdir</text:span></text:span><text:span text:style-name="Source_20_Text"><text:span text:style-name="T1"> projetos-java</text:span></text:span></text:p>
      <text:p text:style-name="P2"><text:span text:style-name="Source_20_Text"><text:span text:style-name="T15">mkdir</text:span></text:span><text:span text:style-name="Source_20_Text"><text:span text:style-name="T1"> projetos-php</text:span></text:span><text:span text:style-name="T2"> </text:span></text:p>
      <text:p text:style-name="P17"><text:span text:style-name="T2">Navegue por esses subdiretórios usando o comand </text:span><text:span text:style-name="Source_20_Text"><text:span text:style-name="T1">cd</text:span></text:span><text:span text:style-name="T2">. Use o atalho do </text:span><text:span text:style-name="Strong_20_Emphasis"><text:span text:style-name="T2">TAB</text:span></text:span><text:span text:style-name="T2"> para não precisar digitar o nome completo dos diretórios na navegação, mas note que o TAB não irá completar o nome do diretório totalmente, por que depois do traço, os nomes são diferentes, então você precisa digitar manualmente pelo </text:span><text:soft-page-break/><text:span text:style-name="T2">menos as primeiras letras depois de </text:span><text:span text:style-name="Source_20_Text"><text:span text:style-name="T1">projetos-</text:span></text:span><text:span text:style-name="T2"> para poder usar o TAB novamente.</text:span></text:p>
      <text:p text:style-name="P17"><text:span text:style-name="T2">Depois de entrar no diretório </text:span><text:span text:style-name="Source_20_Text"><text:span text:style-name="T1">projetos-java</text:span></text:span><text:span text:style-name="T2">, o comando </text:span><text:span text:style-name="Source_20_Text"><text:span text:style-name="T1">pwd</text:span></text:span><text:span text:style-name="T2"> nos trará o seguinte retorno:</text:span></text:p>
      <text:p text:style-name="P2"><text:span text:style-name="Source_20_Text"><text:span text:style-name="T1">/home/guilherme/workspaces/projetos-java</text:span></text:span><text:span text:style-name="T2"> </text:span></text:p>
      <text:p text:style-name="P17"><text:span text:style-name="T2">Agora, se estivéssemos dentro de um subdiretório que, por sua vez, estivesse dentro de outro (</text:span><text:span text:style-name="Emphasis"><text:span text:style-name="T2">como fizemos agora</text:span></text:span><text:span text:style-name="T2">), e quiséssemos ir para o diretório base, como faríamos? O comando </text:span><text:span text:style-name="Source_20_Text"><text:span text:style-name="T1">cd</text:span></text:span><text:span text:style-name="T2">, sozinho, sem pontos, fará isso. Não importa onde estejamos, com o comando </text:span><text:span text:style-name="Source_20_Text"><text:span text:style-name="T1">cd</text:span></text:span><text:span text:style-name="T2"> sempre voltamos para o diretório base. Que neste caso é:</text:span></text:p>
      <text:p text:style-name="P2"><text:span text:style-name="Source_20_Text"><text:span text:style-name="T1">/home/guilherme/</text:span></text:span><text:span text:style-name="T2"> </text:span></text:p>
      <text:p text:style-name="P17"><text:span text:style-name="T2">O diretório base não é a raiz de tudo. Para visualizarmos a raiz do </text:span><text:span text:style-name="Emphasis"><text:span text:style-name="T2">HD</text:span></text:span><text:span text:style-name="T2"> digitamos </text:span><text:span text:style-name="Source_20_Text"><text:span text:style-name="T1">ls /</text:span></text:span><text:span text:style-name="T2">. O </text:span><text:span text:style-name="Source_20_Text"><text:span text:style-name="T1">/</text:span></text:span><text:span text:style-name="T2"> possui diversos outros diretórios úteis para o funcionamento do Linux. O diretório </text:span><text:span text:style-name="Source_20_Text"><text:span text:style-name="T1">home</text:span></text:span><text:span text:style-name="T2"> por exemplo, é onde estão os diretórios de cada um dos usuários que utilizam a máquina.</text:span></text:p>
      <text:p text:style-name="P20">Nesta aula aprendemos a criar diretórios, concatenar textos dentro de um arquivo e navegar entre diretórios.</text:p>
      <text:p text:style-name="P13"/>
      <text:p text:style-name="P15"><text:span text:style-name="T3">Para excluir o </text:span><text:span text:style-name="Source_20_Text"><text:span text:style-name="T5">arquivo3.txt</text:span></text:span><text:span text:style-name="T3"> utilizamos o comando </text:span><text:span text:style-name="Source_20_Text"><text:span text:style-name="T5">rm</text:span></text:span><text:span text:style-name="T3">. Utilizamos o comando </text:span><text:span text:style-name="Source_20_Text"><text:span text:style-name="T5">ls</text:span></text:span><text:span text:style-name="T3"> para verificar que o arquivo foi excluído:</text:span></text:p>
      <text:p text:style-name="P3"><text:span text:style-name="Source_20_Text"><text:span text:style-name="T12">$ </text:span></text:span><text:span text:style-name="Source_20_Text"><text:span text:style-name="T11">rm</text:span></text:span><text:span text:style-name="Source_20_Text"><text:span text:style-name="T8"> arquivo3.txt</text:span></text:span></text:p>
      <text:p text:style-name="P3"><text:span text:style-name="Source_20_Text"><text:span text:style-name="T12">$ </text:span></text:span><text:span text:style-name="Source_20_Text"><text:span text:style-name="T11">ls</text:span></text:span></text:p>
      <text:p text:style-name="P7"><text:span text:style-name="Source_20_Text"><text:span text:style-name="T8">arquivo1.txt <text:s/>arquivo10.txt <text:s/>arquivo2.txt <text:s/>projetos-php</text:span></text:span></text:p>
      <text:p text:style-name="P15"><text:span text:style-name="T3">Para excluir o diretório </text:span><text:span text:style-name="Source_20_Text"><text:span text:style-name="T5">workspace</text:span></text:span><text:span text:style-name="T3"> retornamos para o diretório pai e utilizamos o comando </text:span><text:span text:style-name="Source_20_Text"><text:span text:style-name="T5">rm</text:span></text:span><text:span text:style-name="T3"> passando o parâmetro </text:span><text:span text:style-name="Source_20_Text"><text:span text:style-name="T5">-r</text:span></text:span><text:span text:style-name="T3">, pois o diretório não está vazio:</text:span></text:p>
      <text:p text:style-name="P3"><text:span text:style-name="Source_20_Text"><text:span text:style-name="T12">$ </text:span></text:span><text:span text:style-name="Source_20_Text"><text:span text:style-name="T11">cd</text:span></text:span><text:span text:style-name="Source_20_Text"><text:span text:style-name="T8"> ..</text:span></text:span></text:p>
      <text:p text:style-name="P3"><text:span text:style-name="Source_20_Text"><text:span text:style-name="T12">$ </text:span></text:span><text:span text:style-name="Source_20_Text"><text:span text:style-name="T11">rm</text:span></text:span><text:span text:style-name="Source_20_Text"><text:span text:style-name="T8"> -r workspace</text:span></text:span></text:p>
      <text:p text:style-name="P15"><text:span text:style-name="T3"/></text:p>
      <text:p text:style-name="P15"><text:span text:style-name="T3"/></text:p>
      <text:p text:style-name="P15"><text:span text:style-name="T9">Compactação e descompactação tar</text:span><text:span text:style-name="T3"> </text:span></text:p>
      <text:p text:style-name="P15"><text:span text:style-name="T3"/></text:p>
      <text:p text:style-name="P15"><text:span text:style-name="T3">Aprendemos a compactar arquivos e diretórios utilizando a extensão </text:span><text:span text:style-name="Emphasis"><text:span text:style-name="T4">zip</text:span></text:span><text:span text:style-name="T3">, com o comando </text:span><text:span text:style-name="Source_20_Text"><text:span text:style-name="T5">zip</text:span></text:span><text:span text:style-name="T3">, que é uma extensão muito famosa no sistema operacional Windows. No Linux, uma outra extensão é mais convencional de se utilizar, a </text:span><text:soft-page-break/><text:span text:style-name="T3">extensão </text:span><text:span text:style-name="Strong_20_Emphasis"><text:span text:style-name="Emphasis"><text:span text:style-name="T4">tar</text:span></text:span></text:span><text:span text:style-name="T3">. Vamos, então, fazer o mesmo trabalho da aula passada mas utilizando o comando </text:span><text:span text:style-name="Source_20_Text"><text:span text:style-name="T5">tar</text:span></text:span><text:span text:style-name="T3">. Para compactar o diretório </text:span><text:span text:style-name="Emphasis"><text:span text:style-name="T4">workspace</text:span></text:span><text:span text:style-name="T3"> fazemos:</text:span></text:p>
      <text:p text:style-name="P1"><text:span text:style-name="Source_20_Text"><text:span text:style-name="T8">tar -cz workspace &gt; work.tar.gz</text:span></text:span></text:p>
      <text:p text:style-name="P15"><text:span text:style-name="T3">O </text:span><text:span text:style-name="Source_20_Text"><text:span text:style-name="T5">tar</text:span></text:span><text:span text:style-name="T3"> sozinho não serve para compactar arquivos. Na verdade o </text:span><text:span text:style-name="Source_20_Text"><text:span text:style-name="T5">tar</text:span></text:span><text:span text:style-name="T3"> serve para empacotar vários diretórios e arquivos em um único arquivo, facilitando a transferência. Para compactar usaremos o </text:span><text:span text:style-name="Source_20_Text"><text:span text:style-name="T5">tar</text:span></text:span><text:span text:style-name="T3"> combinado com o </text:span><text:span text:style-name="Source_20_Text"><text:span text:style-name="T5">zip</text:span></text:span><text:span text:style-name="T3">, o primeiro empacota e o segundo compacta.</text:span></text:p>
      <text:p text:style-name="P15"><text:span text:style-name="T3">O modificador </text:span><text:span text:style-name="Source_20_Text"><text:span text:style-name="T5">-cz</text:span></text:span><text:span text:style-name="T3"> indica que o arquivo </text:span><text:span text:style-name="Emphasis"><text:span text:style-name="T4">tar</text:span></text:span><text:span text:style-name="T3"> será criado (</text:span><text:span text:style-name="Source_20_Text"><text:span text:style-name="T5">-c</text:span></text:span><text:span text:style-name="T3">) e será compactado pelo </text:span><text:span text:style-name="Emphasis"><text:span text:style-name="T4">zip</text:span></text:span><text:span text:style-name="T3">(</text:span><text:span text:style-name="Source_20_Text"><text:span text:style-name="T5">-z</text:span></text:span><text:span text:style-name="T3">) usando o redirecionamento </text:span><text:span text:style-name="Source_20_Text"><text:span text:style-name="T5">&gt;</text:span></text:span><text:span text:style-name="T3">. Uma observação interessante é que comando </text:span><text:span text:style-name="Source_20_Text"><text:span text:style-name="T5">tar</text:span></text:span><text:span text:style-name="T3"> já é automaticamente recursivo.</text:span></text:p>
      <text:p text:style-name="P8"><text:span text:style-name="T3">Lembre-se de utilizar o comando </text:span><text:span text:style-name="Source_20_Text"><text:span text:style-name="T5">ls</text:span></text:span><text:span text:style-name="T3"> para verificar o arquivo criado e de remover o diretório </text:span><text:span text:style-name="Source_20_Text"><text:span text:style-name="T5">workspace</text:span></text:span><text:span text:style-name="T3"> antes de descompactar os arquivos com o comando </text:span><text:span text:style-name="Source_20_Text"><text:span text:style-name="T5">rm</text:span></text:span><text:span text:style-name="T3">.</text:span></text:p>
      <text:p text:style-name="P15"><text:span text:style-name="T3">Para descompactar o arquivo </text:span><text:span text:style-name="Source_20_Text"><text:span text:style-name="T5">.tar.gz</text:span></text:span><text:span text:style-name="T3"> que criamos, fazemos:</text:span></text:p>
      <text:p text:style-name="P1"><text:span text:style-name="Source_20_Text"><text:span text:style-name="T8">tar -xz &lt; work.tar.gz</text:span></text:span></text:p>
      <text:p text:style-name="P15"><text:span text:style-name="T3">Perceba que houveram apenas duas diferenças em relação ao comando de compactação, a presença </text:span><text:span text:style-name="Source_20_Text"><text:span text:style-name="T5">-x</text:span></text:span><text:span text:style-name="T3"> de "</text:span><text:span text:style-name="Emphasis"><text:span text:style-name="T4">extract</text:span></text:span><text:span text:style-name="T3">", para extrair os arquivos e a direção do redirecionamento </text:span><text:span text:style-name="Source_20_Text"><text:span text:style-name="T5">&lt;</text:span></text:span><text:span text:style-name="T3"> que agora em vez de indicar saída de dados, indica entrada de dados.</text:span></text:p>
      <text:p text:style-name="P15"><text:span text:style-name="T3">Mas não é muito bom ficarmos o tempo todo trabalhando com redirecionamento, é meio chato. Para isso o comando </text:span><text:span text:style-name="Source_20_Text"><text:span text:style-name="T5">tar</text:span></text:span><text:span text:style-name="T3"> possui o modificador </text:span><text:span text:style-name="Source_20_Text"><text:span text:style-name="T5">-f</text:span></text:span><text:span text:style-name="T3"> para podermos passar o nome do arquivo que queremos criar:</text:span></text:p>
      <text:p text:style-name="P1"><text:span text:style-name="Source_20_Text"><text:span text:style-name="T8">tar -czf work.tar.gz workspace/</text:span></text:span></text:p>
      <text:p text:style-name="P22">Note que inversão no nome do arquivo e diretório a ser compactado, com redirecionamento, o nome do arquivo final vem depois, agora ele está vindo antes. Agora para descompactar fazemos:</text:p>
      <text:p text:style-name="P1"><text:span text:style-name="Source_20_Text"><text:span text:style-name="T8">tar -xzf work.tar.gz</text:span></text:span></text:p>
      <text:p text:style-name="P15"><text:span text:style-name="T3">Uma outra característica que faz o comando </text:span><text:span text:style-name="Source_20_Text"><text:span text:style-name="T5">tar</text:span></text:span><text:span text:style-name="T3"> diferente do </text:span><text:span text:style-name="Source_20_Text"><text:span text:style-name="T5">zip</text:span></text:span><text:span text:style-name="T3"> é que ele não é verborrágico por padrão. Consequentemente não precisamos dar comandos para que as informações de compactação não apareçam. Pelo contrário, para que as informações apareçam, usamos o modificador </text:span><text:span text:style-name="Source_20_Text"><text:span text:style-name="T5">-v</text:span></text:span><text:span text:style-name="T3"> (de "</text:span><text:span text:style-name="Emphasis"><text:span text:style-name="T4">verbose</text:span></text:span><text:span text:style-name="T3">"):</text:span></text:p>
      <text:p text:style-name="P1"><text:span text:style-name="Source_20_Text"><text:span text:style-name="T8">tar -vxzf work.tar.gz</text:span></text:span></text:p>
      <text:p text:style-name="P22">A saída será semelhante a mostrada abaixo:</text:p>
      <text:p text:style-name="P1"><text:span text:style-name="Source_20_Text"><text:span text:style-name="T8">workspace/</text:span></text:span></text:p>
      <text:p text:style-name="P5"><text:span text:style-name="Source_20_Text"><text:span text:style-name="T8">workspace/bemvindo2.txt</text:span></text:span></text:p>
      <text:p text:style-name="P5"><text:span text:style-name="Source_20_Text"><text:span text:style-name="T8">workspace/projetos-php/</text:span></text:span></text:p>
      <text:p text:style-name="P5"><text:soft-page-break/><text:span text:style-name="Source_20_Text"><text:span text:style-name="T8">workspace/projetos-java/</text:span></text:span></text:p>
      <text:p text:style-name="P5"><text:span text:style-name="Source_20_Text"><text:span text:style-name="T8">workspace/projetos-java/bemvindo.txt</text:span></text:span></text:p>
      <text:p text:style-name="P5"><text:span text:style-name="Source_20_Text"><text:span text:style-name="T8">workspace/bemvindo.txt</text:span></text:span></text:p>
      <text:p text:style-name="P1"><text:span text:style-name="Source_20_Text"><text:span text:style-name="T8">workspace/projetos-c</text:span></text:span><text:span text:style-name="Source_20_Text"><text:span text:style-name="T10">#/</text:span></text:span></text:p>
      <text:p text:style-name="P1"><text:span text:style-name="Source_20_Text"><text:span text:style-name="T8">workspace/projetos-c</text:span></text:span><text:span text:style-name="Source_20_Text"><text:span text:style-name="T10">#/bemvindo.txt</text:span></text:span></text:p>
      <text:p text:style-name="P15"><text:span text:style-name="T3">Existem muitos modificadores para compactar e descompactar diretórios, tanto em </text:span><text:span text:style-name="Source_20_Text"><text:span text:style-name="T5">zip</text:span></text:span><text:span text:style-name="T3"> quanto em </text:span><text:span text:style-name="Source_20_Text"><text:span text:style-name="T5">tar</text:span></text:span><text:span text:style-name="T3">. Por isso podemos recorrer sempre que necessário à documentação usando o comando </text:span><text:span text:style-name="Source_20_Text"><text:span text:style-name="T5">man</text:span></text:span><text:span text:style-name="T3">. Como por exemplo: </text:span><text:span text:style-name="Source_20_Text"><text:span text:style-name="T5">man tar</text:span></text:span><text:span text:style-name="T3"> para sabermos sobre outras opções de modificadores disponíveis para o comando </text:span><text:span text:style-name="Source_20_Text"><text:span text:style-name="T5">tar</text:span></text:span><text:span text:style-name="T3">.</text:span></text:p>
      <text:p text:style-name="Standard"/>
      <text:p text:style-name="P15"><text:span text:style-name="T3">Vimos que o comando</text:span><text:span text:style-name="Source_20_Text"><text:span text:style-name="T5">tar</text:span></text:span><text:span text:style-name="T3">não compacta, apenas empacota os arquivos. E que podemos utilizá-lo em conjunto com outros compactadores. Vimos como compactar no formato</text:span><text:span text:style-name="Source_20_Text"><text:span text:style-name="T5">.gz</text:span></text:span><text:span text:style-name="T3">, que é o formato gerado pelo compactador </text:span><text:span text:style-name="Source_20_Text"><text:span text:style-name="T5">gzip</text:span></text:span><text:span text:style-name="T3">.</text:span></text:p>
      <text:p text:style-name="P15"><text:span text:style-name="T3">Um outro formato de compactação que podemos utilizar junto com o</text:span><text:span text:style-name="Source_20_Text"><text:span text:style-name="T5">tar</text:span></text:span><text:span text:style-name="T3">é o formato </text:span><text:span text:style-name="Source_20_Text"><text:span text:style-name="T5">.bzip2</text:span></text:span><text:span text:style-name="T3">. Esse formato é mais eficiente na compactação, conseguindo criar arquivos menores. Porém o tempo que o </text:span><text:span text:style-name="Source_20_Text"><text:span text:style-name="T5">.bzip2 </text:span></text:span><text:span text:style-name="T3">leva para criar o arquivo compactado é maior do que o tempo do</text:span><text:span text:style-name="Source_20_Text"><text:span text:style-name="T5">gzip</text:span></text:span><text:span text:style-name="T3">.</text:span></text:p>
      <text:p text:style-name="P15"><text:span text:style-name="T3">Para criar um arquivo</text:span><text:span text:style-name="Source_20_Text"><text:span text:style-name="T5">.tar</text:span></text:span><text:span text:style-name="T3">compactado com o </text:span><text:span text:style-name="Source_20_Text"><text:span text:style-name="T5">bzip2</text:span></text:span><text:span text:style-name="T3">, substituímos o</text:span><text:span text:style-name="Source_20_Text"><text:span text:style-name="T5">-z</text:span></text:span><text:span text:style-name="T3">(de</text:span><text:span text:style-name="Source_20_Text"><text:span text:style-name="T5">gzip</text:span></text:span><text:span text:style-name="T3">) por um</text:span><text:span text:style-name="Source_20_Text"><text:span text:style-name="T5">-j</text:span></text:span><text:span text:style-name="T3">. O formato que utilizamos é o </text:span><text:span text:style-name="Source_20_Text"><text:span text:style-name="T5">.tar.bz2</text:span></text:span><text:span text:style-name="T3">.</text:span></text:p>
      <text:p text:style-name="P15"><text:span text:style-name="T3">Aproveite e faça um teste, compactando seu diretório</text:span><text:span text:style-name="Source_20_Text"><text:span text:style-name="T5">workspace</text:span></text:span><text:span text:style-name="T3">:</text:span></text:p>
      <text:p text:style-name="P1"><text:span text:style-name="Source_20_Text"><text:span text:style-name="T12">$ </text:span></text:span><text:span text:style-name="Source_20_Text"><text:span text:style-name="T8">tar -cjf work.tar.bz2 workspace/</text:span></text:span></text:p>
      <text:p text:style-name="P1"><text:span text:style-name="Source_20_Text"><text:span text:style-name="T8"/></text:span></text:p>
      <text:p text:style-name="P1"><text:span text:style-name="Source_20_Text"><text:span text:style-name="T8"/></text:span></text:p>
      <text:p text:style-name="P14"><text:span text:style-name="Source_20_Text"><text:span text:style-name="T5">Já vimos que podemos obter ajuda na documentação do Linux, as man pages, através do comando <text:s/>man. Uma outra forma de obter ajuda sobre a utilização do comando, de uma forma mais resumida, é utilizando o parâmetro <text:s/>--help <text:s/>suportado por alguns comandos, ou utilizando o comando <text:s/>help.</text:span></text:span></text:p>
      <text:p text:style-name="P15"><text:span text:style-name="T3">O <text:s/></text:span><text:span text:style-name="Source_20_Text"><text:span text:style-name="T5">help</text:span></text:span><text:span text:style-name="T3"> <text:s/>é um comando interno do interpretador <text:s/></text:span><text:span text:style-name="Source_20_Text"><text:span text:style-name="T5">bash</text:span></text:span><text:span text:style-name="T3">, que, quando executado sem parâmetros, retorna uma lista com todos os demais comandos internos do shell <text:s/></text:span><text:span text:style-name="Source_20_Text"><text:span text:style-name="T5">bash</text:span></text:span><text:span text:style-name="T3">. Quando executado com parâmetro, o comando <text:s/></text:span><text:span text:style-name="Source_20_Text"><text:span text:style-name="T5">help</text:span></text:span><text:span text:style-name="T3"> <text:s/>retorna a sintaxe de utilização e uma descrição do comando interno que estamos interessados.</text:span></text:p>
      <text:p text:style-name="P1"><text:span text:style-name="Source_20_Text"><text:span text:style-name="T12">$ </text:span></text:span><text:span text:style-name="Source_20_Text"><text:span text:style-name="T11">help</text:span></text:span><text:span text:style-name="Source_20_Text"><text:span text:style-name="T8"> </text:span></text:span><text:span text:style-name="Source_20_Text"><text:span text:style-name="T11">pwd</text:span></text:span></text:p>
      <text:p text:style-name="P1"><text:span text:style-name="Source_20_Text"><text:span text:style-name="T12">$ </text:span></text:span><text:span text:style-name="Source_20_Text"><text:span text:style-name="T11">date</text:span></text:span><text:span text:style-name="Source_20_Text"><text:span text:style-name="T8"> --</text:span></text:span><text:span text:style-name="Source_20_Text"><text:span text:style-name="T11">help</text:span></text:span></text:p>
      <text:p text:style-name="P15"><text:soft-page-break/><text:span text:style-name="T3">Quando fazemos <text:s/></text:span><text:span text:style-name="Source_20_Text"><text:span text:style-name="T5">date --help</text:span></text:span><text:span text:style-name="T3">, encontramos, dentre outras coisas, ajuda sobre como formatar a nossa data. Podemos imprimir, por exemplo, a data no formato <text:s/></text:span><text:span text:style-name="Source_20_Text"><text:span text:style-name="T5">dia/mes/ano</text:span></text:span><text:span text:style-name="T3">:</text:span></text:p>
      <text:p text:style-name="P1"><text:span text:style-name="Source_20_Text"><text:span text:style-name="T8">$ date </text:span></text:span><text:span text:style-name="Source_20_Text"><text:span text:style-name="T13">"+%d/%m/%Y"</text:span></text:span></text:p>
      <text:p text:style-name="P1"><text:span text:style-name="Source_20_Text"><text:span text:style-name="T12">23</text:span></text:span><text:span text:style-name="Source_20_Text"><text:span text:style-name="T8">/</text:span></text:span><text:span text:style-name="Source_20_Text"><text:span text:style-name="T12">01</text:span></text:span><text:span text:style-name="Source_20_Text"><text:span text:style-name="T8">/</text:span></text:span><text:span text:style-name="Source_20_Text"><text:span text:style-name="T12">2016</text:span></text:span></text:p>
      <text:p text:style-name="P22">Aproveite para testar esses comandos no seu Linux!</text:p>
      <text:p text:style-name="P15"><text:span text:style-name="T3">Sempre que precisar consultar os parâmetros que um comando suporta, você pode pedir ajuda através do <text:s/></text:span><text:span text:style-name="Source_20_Text"><text:span text:style-name="T5">help</text:span></text:span><text:span text:style-name="T3"> <text:s/>ou <text:s/></text:span><text:span text:style-name="Source_20_Text"><text:span text:style-name="T5">--help</text:span></text:span><text:span text:style-name="T3">.</text:span></text:p>
      <text:p text:style-name="P1"><text:span text:style-name="Source_20_Text"><text:span text:style-name="T8"/></text:span></text:p>
      <text:p text:style-name="Standard"/>
      <text:p text:style-name="Standard"/>
      <text:p text:style-name="Standard"/>
      <text:p text:style-name="P17"><text:span text:style-name="T2">No terminal, sabemos que podemos utilizar o comando</text:span><text:span text:style-name="Source_20_Text"><text:span text:style-name="T1">cat</text:span></text:span><text:span text:style-name="T2">para ler o arquivo criado, ele nos retornará todo o texto:</text:span></text:p>
      <text:p text:style-name="P2"><text:span text:style-name="Source_20_Text"><text:span text:style-name="T15">cat</text:span></text:span><text:span text:style-name="Source_20_Text"><text:span text:style-name="T1"> google.txt</text:span></text:span></text:p>
      <text:p text:style-name="P17"><text:span text:style-name="T2">Porém é muito texto. Se quisermos ler apenas o começo do arquivo, usamos o comando</text:span><text:span text:style-name="Source_20_Text"><text:span text:style-name="T1">head</text:span></text:span><text:span text:style-name="T2">. Ele retorna apenas as dez primeiras linhas do arquivo:</text:span></text:p>
      <text:p text:style-name="P2"><text:span text:style-name="Source_20_Text"><text:span text:style-name="T15">head</text:span></text:span><text:span text:style-name="Source_20_Text"><text:span text:style-name="T1"> google.txt</text:span></text:span></text:p>
      <text:p text:style-name="P17"><text:span text:style-name="T2">Para especificarmos a quantidade de linhas que queremos retornar, podemos usar a opção</text:span><text:span text:style-name="Source_20_Text"><text:span text:style-name="T1">-n</text:span></text:span><text:span text:style-name="T2">informando o número de linha queremos:</text:span></text:p>
      <text:p text:style-name="P2"><text:span text:style-name="Source_20_Text"><text:span text:style-name="T15">head</text:span></text:span><text:span text:style-name="Source_20_Text"><text:span text:style-name="T1"> -n 3 google.txt</text:span></text:span></text:p>
      <text:p text:style-name="P17"><text:span text:style-name="T2">Dessa maneira o Terminal retorna apenas as três primeiras linhas do começo do arquivo. O inverso também é possível, ler as últimas linhas do arquivo. Para lermos as últimas linhas usamos o comando</text:span><text:span text:style-name="Source_20_Text"><text:span text:style-name="T1">tail</text:span></text:span><text:span text:style-name="T2">:</text:span></text:p>
      <text:p text:style-name="P2"><text:span text:style-name="Source_20_Text"><text:span text:style-name="T15">tail</text:span></text:span><text:span text:style-name="Source_20_Text"><text:span text:style-name="T1"> google.txt</text:span></text:span></text:p>
      <text:p text:style-name="P17"><text:span text:style-name="T2">O</text:span><text:span text:style-name="Source_20_Text"><text:span text:style-name="T1">tail</text:span></text:span><text:span text:style-name="T2">por padrão retorna as dez últimas linhas, assim como o</text:span><text:span text:style-name="Source_20_Text"><text:span text:style-name="T1">head</text:span></text:span><text:span text:style-name="T2">, para alterar esse limite, podemos usar o</text:span><text:span text:style-name="Source_20_Text"><text:span text:style-name="T1">-n</text:span></text:span><text:span text:style-name="T2">assim como fizemos no comando anterior:</text:span></text:p>
      <text:p text:style-name="P2"><text:span text:style-name="Source_20_Text"><text:span text:style-name="T15">tail</text:span></text:span><text:span text:style-name="Source_20_Text"><text:span text:style-name="T1"> -n 3 google.txt</text:span></text:span></text:p>
      <text:p text:style-name="P17"><text:span text:style-name="T2">Além do</text:span><text:span text:style-name="Source_20_Text"><text:span text:style-name="T1">head</text:span></text:span><text:span text:style-name="T2">e do</text:span><text:span text:style-name="Source_20_Text"><text:span text:style-name="T1">tail</text:span></text:span><text:span text:style-name="T2">, ainda temos o comando</text:span><text:span text:style-name="Source_20_Text"><text:span text:style-name="T1">less</text:span></text:span><text:span text:style-name="T2">, que nos permite abrir e navegar pelo texto do arquivo no Terminal utilizando as setas para cima e para baixo do teclado:</text:span></text:p>
      <text:p text:style-name="P2"><text:span text:style-name="Source_20_Text"><text:span text:style-name="T1">less google.txt</text:span></text:span></text:p>
      <text:p text:style-name="P17"><text:span text:style-name="T2">E podemos fechar o arquivo utilizando a tecla</text:span><text:span text:style-name="Source_20_Text"><text:span text:style-name="T1">q</text:span></text:span><text:span text:style-name="T2">do teclado.</text:span></text:p>
      <text:p text:style-name="P13"/>
      <text:p text:style-name="P11"><text:soft-page-break/>VIM <text:s/>&gt;&gt;&gt; Editor </text:p>
      <text:p text:style-name="P11"/>
      <text:p text:style-name="P12"><text:span text:style-name="T2">Na aula passada nós editamos um arquivo <text:s/></text:span><text:span text:style-name="Emphasis"><text:span text:style-name="T2">.txt</text:span></text:span><text:span text:style-name="T2"> <text:s/>via um editor de textos visual, vimos também como escrever em arquivos utilizando o comando <text:s/></text:span><text:span text:style-name="Source_20_Text"><text:span text:style-name="T1">echo</text:span></text:span><text:span text:style-name="T2">, mas nesta aula veremos como editar arquivos de texto através do Terminal, usando um editor próprio dele. Este editor é o <text:s/></text:span><text:span text:style-name="Strong_20_Emphasis"><text:span text:style-name="Emphasis"><text:span text:style-name="T2">VI</text:span></text:span></text:span><text:span text:style-name="T2">. Para abrir o arquivo <text:s/></text:span><text:span text:style-name="Source_20_Text"><text:span text:style-name="T1">google.txt</text:span></text:span><text:span text:style-name="T2"> <text:s/>no <text:s/></text:span><text:span text:style-name="Emphasis"><text:span text:style-name="T2">VI</text:span></text:span><text:span text:style-name="T2"> <text:s/>fazemos:</text:span></text:p>
      <text:p text:style-name="P2"><text:span text:style-name="Source_20_Text"><text:span text:style-name="T1">vi google.txt</text:span></text:span></text:p>
      <text:p text:style-name="P17"><text:span text:style-name="T2">O texto do arquivo aparece para nós e podemos navegar por ele utilizando as setas do teclado. Para sairmos do modo de navegação e entrarmos no modo de <text:s/></text:span><text:span text:style-name="Emphasis"><text:span text:style-name="T2">inclusão</text:span></text:span><text:span text:style-name="T2">, apertamos a tecla <text:s/></text:span><text:span text:style-name="Source_20_Text"><text:span text:style-name="T1">i</text:span></text:span><text:span text:style-name="T2">, assim podemos inserir textos no arquivo exatamente no lugar onde pressionamos o <text:s/></text:span><text:span text:style-name="Source_20_Text"><text:span text:style-name="T1">i</text:span></text:span><text:span text:style-name="T2">. Para voltarmos à navegação e saírmos do modo de inclusão, pressionamos a tecla <text:s/></text:span><text:span text:style-name="Source_20_Text"><text:span text:style-name="T1">ESC</text:span></text:span><text:span text:style-name="T2">. Para salvarmos essas alterações usamos o comando <text:s/></text:span><text:span text:style-name="Source_20_Text"><text:span text:style-name="T1">:w</text:span></text:span><text:span text:style-name="T2"> <text:s/>e para sair do <text:s/></text:span><text:span text:style-name="Emphasis"><text:span text:style-name="T2">VI</text:span></text:span><text:span text:style-name="T2">, digitamos <text:s/></text:span><text:span text:style-name="Source_20_Text"><text:span text:style-name="T1">:q</text:span></text:span><text:span text:style-name="T2">.</text:span></text:p>
      <text:p text:style-name="P10"><text:span text:style-name="T2">Experimente editar algumas linhas no começo do arquivo, insira algumas linhas de texto, salve, saia do editor e para verificar as alterações, experimente utilizar o comando <text:s/></text:span><text:span text:style-name="Source_20_Text"><text:span text:style-name="T1">head</text:span></text:span><text:span text:style-name="T2"> <text:s/>que você aprendeu na aula anterior.</text:span></text:p>
      <text:p text:style-name="P17"><text:span text:style-name="T2">Vimos que para inserir textos na posição onde o cursor se encontra, pressionamos a tecla <text:s/></text:span><text:span text:style-name="Source_20_Text"><text:span text:style-name="T1">i</text:span></text:span><text:span text:style-name="T2">, mas podemos inserir textos usando também a tecla <text:s/></text:span><text:span text:style-name="Source_20_Text"><text:span text:style-name="T1">a</text:span></text:span><text:span text:style-name="T2">, neste caso inclusão de texto será feita na posição seguinte de onde estiver o cursor.</text:span></text:p>
      <text:p text:style-name="P17"><text:span text:style-name="T2">Sabemos como inserir texto, mas e para excluir? Para excluir caracteres usamos a tecla <text:s/></text:span><text:span text:style-name="Source_20_Text"><text:span text:style-name="T1">x</text:span></text:span><text:span text:style-name="T2">, ela funciona como o <text:s/></text:span><text:span text:style-name="Emphasis"><text:span text:style-name="T2">delete</text:span></text:span><text:span text:style-name="T2"> <text:s/>do teclado. Porém esse comando tem algo diferente: se digitarmos o número de caracteres que queremos apagar e logo depois a tecla <text:s/></text:span><text:span text:style-name="Source_20_Text"><text:span text:style-name="T1">x</text:span></text:span><text:span text:style-name="T2">, serão apagados a quantidade digitada, é como se tivéssemos apertado o <text:s/></text:span><text:span text:style-name="Source_20_Text"><text:span text:style-name="T1">x</text:span></text:span><text:span text:style-name="T2"> <text:s/>várias vezes, algo como <text:s/></text:span><text:span text:style-name="Source_20_Text"><text:span text:style-name="T1">11 x</text:span></text:span><text:span text:style-name="T2">, apagará 11 caracteres de texto. O <text:s/></text:span><text:span text:style-name="Source_20_Text"><text:span text:style-name="T1">x</text:span></text:span><text:span text:style-name="T2"> <text:s/>já ajuda bastante, mas caso queiramos excluir uma linha inteira, ele pode não ajudar muito, porém, para deletarmos uma linha inteira podemos simplesmente digitar a tecla <text:s/></text:span><text:span text:style-name="Source_20_Text"><text:span text:style-name="T1">d</text:span></text:span><text:span text:style-name="T2"> <text:s/>duas vezes (</text:span><text:span text:style-name="Source_20_Text"><text:span text:style-name="T1">dd</text:span></text:span><text:span text:style-name="T2">), digitar uma quantidade antes do <text:s/></text:span><text:span text:style-name="Source_20_Text"><text:span text:style-name="T1">dd</text:span></text:span><text:span text:style-name="T2"> <text:s/>funciona da mesma forma que no comando <text:s/></text:span><text:span text:style-name="Source_20_Text"><text:span text:style-name="T1">x</text:span></text:span><text:span text:style-name="T2">.</text:span></text:p>
      <text:p text:style-name="P17"><text:soft-page-break/><text:span text:style-name="T2">Tente sair do editor sem salvar o arquivo. Dará erro, isso porque temos que salvar o arquivo para podermos sair. Podemos juntar os comandos de salvar e sair em apenas um comando: <text:s/></text:span><text:span text:style-name="Source_20_Text"><text:span text:style-name="T1">:wq</text:span></text:span><text:span text:style-name="T2">. Se quisermos sair sem salvar, precisamos usar o comando <text:s/></text:span><text:span text:style-name="Source_20_Text"><text:span text:style-name="T1">:q!</text:span></text:span><text:span text:style-name="T2">.</text:span></text:p>
      <text:p text:style-name="P17"><text:span text:style-name="T2">Vimos bastantes comandos do <text:s/></text:span><text:span text:style-name="Emphasis"><text:span text:style-name="T2">VI</text:span></text:span><text:span text:style-name="T2"> <text:s/>até aqui, mas todos eles são teclas de letras em minúsculo, isso porque letras em maiúsculas possuem um comportamento diferente, o <text:s/></text:span><text:span text:style-name="Source_20_Text"><text:span text:style-name="T1">A</text:span></text:span><text:span text:style-name="T2"> <text:s/>(</text:span><text:span text:style-name="Source_20_Text"><text:span text:style-name="T1">shift</text:span></text:span><text:span text:style-name="T2"> <text:s/>+ <text:s/></text:span><text:span text:style-name="Source_20_Text"><text:span text:style-name="T1">a</text:span></text:span><text:span text:style-name="T2">) por exemplo, também é um comando para edição de texto, mas ao contrário da <text:s/></text:span><text:span text:style-name="Source_20_Text"><text:span text:style-name="T1">i</text:span></text:span><text:span text:style-name="T2"> <text:s/>e <text:s/></text:span><text:span text:style-name="Source_20_Text"><text:span text:style-name="T1">a</text:span></text:span><text:span text:style-name="T2">, o <text:s/></text:span><text:span text:style-name="Source_20_Text"><text:span text:style-name="T1">A</text:span></text:span><text:span text:style-name="T2"> <text:s/>insere texto no final da linha atual.</text:span></text:p>
      <text:p text:style-name="P17"><text:span text:style-name="T2">Resumindo os comandos que vimos do <text:s/></text:span><text:span text:style-name="Emphasis"><text:span text:style-name="T2">VI</text:span></text:span><text:span text:style-name="T2">, até agora temos:</text:span></text:p>
      <text:list xml:id="list4003455568" text:style-name="L2">
        <text:list-item>
          <text:p text:style-name="P21">Setas: para navegação</text:p>
        </text:list-item>
        <text:list-item>
          <text:p text:style-name="P21">i: inclui (na posição atual)</text:p>
        </text:list-item>
        <text:list-item>
          <text:p text:style-name="P21">a: adiciona (na posição posterior)</text:p>
        </text:list-item>
        <text:list-item>
          <text:p text:style-name="P21">Shift+A: adiciona (fim da linha)</text:p>
        </text:list-item>
        <text:list-item>
          <text:p text:style-name="P18"><text:span text:style-name="T2">x: remove caracteres (</text:span><text:span text:style-name="Emphasis"><text:span text:style-name="T2">n* x remove *n</text:span></text:span><text:span text:style-name="T2"> <text:s/>caracteres)</text:span></text:p>
        </text:list-item>
        <text:list-item>
          <text:p text:style-name="P18"><text:span text:style-name="T2">dd: remove uma linha (</text:span><text:span text:style-name="Emphasis"><text:span text:style-name="T2">n* dd remove *n</text:span></text:span><text:span text:style-name="T2"> <text:s/>linhas)</text:span></text:p>
        </text:list-item>
      </text:list>
      <text:p text:style-name="P13"/>
      <text:p text:style-name="P12"><text:span text:style-name="T3">Continuando nossos estudos com o</text:span><text:span text:style-name="Emphasis"><text:span text:style-name="T4">VI</text:span></text:span><text:span text:style-name="T3">, aprenderemos mais sobre navegação, muito mais além das setas do teclado.</text:span></text:p>
      <text:p text:style-name="P15"><text:span text:style-name="T3">Se quisermos ir para a última linha do texto por exemplo, basta apertarmos</text:span><text:span text:style-name="Source_20_Text"><text:span text:style-name="T5">Shift + g</text:span></text:span><text:span text:style-name="T3">. Se quisermos pular para a linha</text:span><text:span text:style-name="Emphasis"><text:span text:style-name="T4">n</text:span></text:span><text:span text:style-name="T3">, apertamos o número correspondente e depois</text:span><text:span text:style-name="Source_20_Text"><text:span text:style-name="T5">Shift + g</text:span></text:span><text:span text:style-name="T3">. Então se, por exemplo, quisermos ir para a linha 5, fazemos</text:span><text:span text:style-name="Source_20_Text"><text:span text:style-name="T5">5</text:span></text:span><text:span text:style-name="T3">e depois</text:span><text:span text:style-name="Source_20_Text"><text:span text:style-name="T5">Shift + g</text:span></text:span><text:span text:style-name="T3">, para a primeira linha a combinação também é válida:</text:span><text:span text:style-name="Source_20_Text"><text:span text:style-name="T5">1</text:span></text:span><text:span text:style-name="T3">e depois</text:span><text:span text:style-name="Source_20_Text"><text:span text:style-name="T5">Shift + g</text:span></text:span><text:span text:style-name="T3">, sempre com</text:span><text:span text:style-name="Source_20_Text"><text:span text:style-name="T5">Shift</text:span></text:span><text:span text:style-name="T3">para que o</text:span><text:span text:style-name="Source_20_Text"><text:span text:style-name="T5">g</text:span></text:span><text:span text:style-name="T3">seja maiúsculo.</text:span></text:p>
      <text:p text:style-name="P15"><text:span text:style-name="T3">Se quisermos ir para o final da linha atual usamos a tecla</text:span><text:span text:style-name="Source_20_Text"><text:span text:style-name="T5">$</text:span></text:span><text:span text:style-name="T3">, ou seja,</text:span><text:span text:style-name="Source_20_Text"><text:span text:style-name="T5">Shift + 4</text:span></text:span><text:span text:style-name="T3">e para ir ao início da linha digitamos</text:span><text:span text:style-name="Source_20_Text"><text:span text:style-name="T5">0</text:span></text:span><text:span text:style-name="T3">.</text:span></text:p>
      <text:p text:style-name="P15"><text:span text:style-name="T3">Algo bem comum ligado à navegação de um arquivo é a procura de palavras. Para buscarmos palavras no texto usando o</text:span><text:span text:style-name="Emphasis"><text:span text:style-name="T4">VI</text:span></text:span><text:span text:style-name="T3">, digitamos "/" + o texto que procuramos, algo como:</text:span></text:p>
      <text:p text:style-name="P1"><text:span text:style-name="Source_20_Text"><text:span text:style-name="T8">/California</text:span></text:span></text:p>
      <text:p text:style-name="P15"><text:span text:style-name="T3">Se digitarmos isso, o cursor vai para a primeira ocorrência da palavra</text:span><text:span text:style-name="Source_20_Text"><text:span text:style-name="T5">California</text:span></text:span><text:span text:style-name="T3">. Se apertarmos a tecla</text:span><text:span text:style-name="Source_20_Text"><text:span text:style-name="T5">n</text:span></text:span><text:span text:style-name="T3">, ele irá para a próxima ocorrência e com</text:span><text:span text:style-name="Source_20_Text"><text:span text:style-name="T5">Shift + n</text:span></text:span><text:span text:style-name="T3">, podemos voltar para a anterior.</text:span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 Sans" svg:font-family="'Open Sans', sans-serif"/>
    <style:font-face style:name="Source Serif Pro" svg:font-family="'Source Serif Pro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6-23T14:05:02.768000000</meta:creation-date>
    <meta:generator>LibreOffice/6.4.5.2$Windows_X86_64 LibreOffice_project/a726b36747cf2001e06b58ad5db1aa3a9a1872d6</meta:generator>
    <dc:date>2023-06-23T14:59:10.007000000</dc:date>
    <meta:editing-duration>PT44M3S</meta:editing-duration>
    <meta:editing-cycles>8</meta:editing-cycles>
    <meta:document-statistic meta:table-count="0" meta:image-count="0" meta:object-count="0" meta:page-count="9" meta:paragraph-count="128" meta:word-count="2425" meta:character-count="15164" meta:non-whitespace-character-count="12800"/>
  </office:meta>
</office:document-meta>
</file>